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61_sc_sw_lukas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ma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mar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s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dh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ja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mójz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jez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wj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lu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jeneh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z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ja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ěkotz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jeno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i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widźić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wšitkó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wó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wojeh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andź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jejsy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njeze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omj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ob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wótč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rjeknuć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jejs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jeruzalemj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jeny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člorózk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ol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ě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otr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oha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utó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šlach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c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šis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raje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maka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jenowa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lud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źen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žoh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oho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tań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tanu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hromadźiz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ej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akonj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utrobj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ulk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jesełozć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ašnj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aši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os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osy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okut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dlić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ma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raleztwj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otruž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rěšniz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lajć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ilž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vangel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yrbj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nj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[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azp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žanej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ańdź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ahoj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žadaš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zać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učomni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šeh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róć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róćich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jetš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jedźech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idź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aš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woji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wě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št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šo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łužić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bóž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yč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yčach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ěkaj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unt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šećel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oš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aw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a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ósła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harizejzk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jej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jejs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jebó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zda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makach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ojem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i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óž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ě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ubł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r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rasnozć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trejž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muž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ajk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ód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o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p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ruhem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nj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člowjekam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čińć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čerć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ča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oži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tał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taj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jewi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hu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hrěši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bóž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aztojni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ań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zmi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za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umó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šědn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róćišta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tročk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tewr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blič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jesel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idźi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ěr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u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ej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yń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y⸗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wjedźeń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wj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wěr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łužomni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chiman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awěz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yčešta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jekń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jekń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jad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adź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ztupich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šedš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powjedach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žohnow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wjedaš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taje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słuchaš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rodźi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łoži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ł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da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h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namakach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móž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był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ě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ši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z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ji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je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rth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ł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j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rasnoz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njež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horozć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hodź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heli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zrael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ozephow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ozep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eruzal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en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a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i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rěch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nj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łow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ewa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źěłaćerj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yrbja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yrb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uch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ruz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razta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ótknu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jabo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a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žlowječ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čiz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čiń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č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če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yšta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braha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ył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tar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ł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łoniz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łoni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łonik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kutka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kał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jewi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iw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iwje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hub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hromadź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płać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an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móže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ałb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d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y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ztrow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ztorči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mrjeł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dow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čomnika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šitke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šitk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š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ótzoj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tročz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tročk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tmolw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ós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k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hlada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dź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d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da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roći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lič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jedź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ječer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i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aš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wo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ute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ut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šězk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jeb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yn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y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jat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ětł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sod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dni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adź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mó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łužomni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je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i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dź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chim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chima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chima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bóž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y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uk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ow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ow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óč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ěka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yt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yta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y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yta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ušći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chod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bližowa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bližo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eć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oše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oš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ophe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ědowa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aša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ztanu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ztaji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wj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wjedź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ósł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łdn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ku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hlada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óhan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dob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dob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dob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da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łaka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hi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harizejzki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harizejzk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nu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tska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namak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móž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khodź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hodź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budźe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budźe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bje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bjesa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bě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ěhdź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zajt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ro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makał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jwyšš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už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udr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róč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oš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orw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orw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ójza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o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łódš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ěr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ě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udźi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ž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ě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ě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rwě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ral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óžd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ormje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njezo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nih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hryztuso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ajkeho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zraelzk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tz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daš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zusowym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ěz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ne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s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pošto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ndźel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ndźele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ndźe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jak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zpod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zpodaŕ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nad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lada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idź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a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alilejzk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źiwašt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źe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źa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yr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yrbi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wanać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uš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ur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łh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konj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av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žiń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žiń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lowjek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lorózk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i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zyš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zedź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e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ernj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e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ěł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ył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dź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oži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ož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jer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lzebub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dven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braham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otk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jes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jesel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up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ro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e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arozće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ušć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očat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ónz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ónz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ónz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nutsk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nj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na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měje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ło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ónzo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wo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iwj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w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dowz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idowz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ub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on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nił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ejch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eb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dy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či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čin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bož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tojnzt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tojn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ta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tam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row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šij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rě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oč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łać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nknj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ničow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molró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ko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konik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hinu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dy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ćisn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z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yso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yšn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wo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row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row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rowi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trob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šo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sad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sad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moh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hotow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da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i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c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c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b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s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robl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zt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žiw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ótz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roč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puš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molw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k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ewrj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ešł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ósomna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sebni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ušć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t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okaz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w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nk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nja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koš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kol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kol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henj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dawa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čakow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zkorž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syn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roć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łos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seł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sel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se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ŕš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ŕ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dź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dź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dź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dź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čo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čeŕ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čer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noj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nizar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dźi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dź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č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ši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š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čo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wjer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wari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ut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oš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ór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orhošć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t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o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awzynt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am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yn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yn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ymj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ylz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ylni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y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jeć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jat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i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wik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z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tł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r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r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č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čn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ul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ud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udni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tyri⸗fěrš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ad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adniš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mj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yš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y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užomni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už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ow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ow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ł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lep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lach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me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htó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hto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himano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bóž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a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a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modru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m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mariz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bat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bat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yči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yb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un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uč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ubježnik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zeń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torž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sy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hně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dźě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jek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jeknu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jek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j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ě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yt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ytał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yt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uzćin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uš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ztup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wjed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wjedź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š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rod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njes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njes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ńd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ńdź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kaz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hotuj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hladow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chod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bliž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bliž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zt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zćěh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čin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e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ó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óz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ózd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ophet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opheto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ophet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o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dow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dow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do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w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w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š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š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j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tanu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ta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žohnow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zna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zn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zće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běž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běh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yš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yš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je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wjed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trje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yl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łuc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łuch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łuch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łucha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l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sł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rub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ro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niž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niž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ń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mha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łož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łno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ł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lěpš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kut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ku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kaž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ka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kaz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jěd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da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čin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jenj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ila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i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ij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ršo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du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d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ó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w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trachu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tar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rozym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aswě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z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oz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obar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jedź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ěz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ě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šo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se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šiš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rózu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otrjeb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łód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nadźij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óž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ěje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jědźi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dyrbj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d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čizt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y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u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jes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jeŕ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ma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m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ko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z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zarenz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twar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š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osled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jeln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jeln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i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dźi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dźij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z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ys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ysl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uz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už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z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z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že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ž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š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rw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rdaŕzt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rč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jzasow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dlit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dlit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jeń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ječ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št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št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ěztk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ěni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lchi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ttathias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r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r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ł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u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u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owj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z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ž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vi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v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ěp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aza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aza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am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wa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upow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up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šižow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o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as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alezt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óž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trejż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traj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ónč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ho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z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ž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ih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l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łap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iw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w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u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ud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rom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ozt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or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odź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odź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edźbu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edźbow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pernau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mj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j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inan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zaa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tr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d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han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idna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zu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ěz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ězo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ruzalemzk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r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ěd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jedy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zy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ndźel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ndźel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łmoži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oma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ja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ěš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ěšni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ěšni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ózt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zpodarj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zći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t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rjeztawa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rjeztanu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r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j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dźo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u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ěz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rbztw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rbow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jt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s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nib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nibo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m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m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lilejz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lilejz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bri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ow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ow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ow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wj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wjećdźes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sat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rž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rž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rž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yrbja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uh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o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oho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oh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az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a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ztoj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pjeln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óń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m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łžnik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konj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konj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br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b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w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w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wa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žlowje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žlowje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rjó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rij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ri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oho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m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loz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lowje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is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iš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inj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zy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ceš⸗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ŕp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m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h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ak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ahnu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yd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dźe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dźeš⸗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óže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jo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ž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ó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ha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habojaz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łyz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liž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d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braham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bra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žiren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z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m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ł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li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ł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h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onkow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on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on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o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esel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rn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ob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b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yz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d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ch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šas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on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ach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acho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a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p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r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r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rč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ł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ł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króć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nu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nu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j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yč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n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o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ozym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d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rač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owan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u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ušć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ušć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raw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a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a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orobabel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or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ón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onop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ohn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n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m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jom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j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ěš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ózt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óztni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ž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ó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ni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ło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lě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u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ut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ut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ra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z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zowa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nj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ład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iw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iwl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z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w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w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b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o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ren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dow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dow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dow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ub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ubj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ub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ub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ub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tawa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žr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ž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že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t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t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syd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sy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š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rj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n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rj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jer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jch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chzy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br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br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bje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bedeow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cż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ń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pliw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pliw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r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ytk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y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i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o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ž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hnu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h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ojn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pě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rj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oła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š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se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a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zt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wě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wěć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owi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łuž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š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š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łap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łap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ě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ěz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ě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j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rě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rě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rě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pa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m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lu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ła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ł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is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is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is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a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ńdź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ń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ńdź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ń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ó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olw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olw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jelč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ě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měš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s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lěz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b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ši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r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o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o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az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r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r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o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oj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o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o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o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i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inje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ěw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ě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us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uš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či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che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che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che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ch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charia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charias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charias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chari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šš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š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šš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š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š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r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ork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orč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ej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ohn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khnj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kh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t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j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je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jedźe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up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orh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orha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m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měš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ły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łyš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le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adź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ad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y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ub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jek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je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uz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uzć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uš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jel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ńdź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ń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ń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ó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łož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ła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ład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h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jedn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n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lad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ow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o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o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w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w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omni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ch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e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erj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eh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a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ah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bě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udź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ě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t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o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o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ěšć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u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m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e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bož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w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w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u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orč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orč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róć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ež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azuj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az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az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a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tor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s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r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r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uš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u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in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olw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olw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jelk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ła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kaz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k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j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š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ń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ń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hn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b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bi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somna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somdźes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m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s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ozć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ow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m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mn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mni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z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łak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ł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ł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as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njimp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h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ě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ěm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n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ma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tar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t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š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š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š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mik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l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is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hł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j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j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eŕ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a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a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i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e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e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e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dni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dni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w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ć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eŕztw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r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j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žran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wjer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wjerdź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y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šk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ško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u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ó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oć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o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h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h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op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hłódk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j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jed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je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lad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ě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dar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d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ćež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ćež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ćež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ća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n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n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ło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łó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ło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t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ł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ł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l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čo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ć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s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s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w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w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wa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j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izar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k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ch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trä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jeŕ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č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č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ž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š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rn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rb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č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jo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ikró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ě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ě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ěch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eć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eć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eć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mpšichod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mč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dźe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oj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oj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oj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r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r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r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pšisa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jaw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šepjeta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t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ě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ě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choniti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š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š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ór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oš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oš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łó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ru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beriu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oma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ara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pt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pt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p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oph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mpl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l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m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flić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r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m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domdźesa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d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o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oj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ik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r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k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d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ć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ć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bja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a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zan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s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sod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row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um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ul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u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k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knj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k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ob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ch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c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zy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isłyš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ifěrš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i-fěrš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wór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r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raf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o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o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s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a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a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j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ó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le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edm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om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om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t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dom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do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t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il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il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i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ě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ě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ě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yš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j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w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w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ón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dźizn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ep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lach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orpi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orpi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l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ri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r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meo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lo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on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o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o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zt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ězćdźes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xagezi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th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rpat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rpat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pt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m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me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ke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d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imano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ě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ćež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ćež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ćěp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az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az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te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ruch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rep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an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odruh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t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arit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o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om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omon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mo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athiel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a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ko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ź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duzej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b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b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b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bak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jež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ježni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jeń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j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iš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óžk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ć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tept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y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y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wět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wě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yč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u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njes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mjeć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mja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l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l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łam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źě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źě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ćě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bi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óč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ossyp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m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nu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n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zi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minizc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k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k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j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pa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n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m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m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gah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chn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chn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chn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zalm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zalm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z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z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rpur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n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k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wol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up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po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dź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dź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o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unan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jek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owje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s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dź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dź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ło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w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hadź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j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lad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ćiš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up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u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rě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rě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rě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rě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ć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jez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špot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słyš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sa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ni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n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ó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l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ras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h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i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či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l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l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l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by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byw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ah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d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phe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pheć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noš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kła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ed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řińdź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ń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ń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j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ečpušć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d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u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p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u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w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w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w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nu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žrj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ohn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ko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č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č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č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ć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běž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běh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běh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běh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ža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ł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ł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leč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z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čerj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ě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or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war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wa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zh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š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šć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d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sła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sł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s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el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z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b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o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j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tius⸗pil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órje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ńdź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ń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óŕ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i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az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j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lěp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l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ro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rot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ro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e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i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i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il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il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a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jě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órš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no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lad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la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han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źi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tept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pas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pas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nož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j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d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č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in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in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in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lu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u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m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li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k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ch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ršće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ń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njež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luš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luš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l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če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ćdźes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tna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zk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i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awuč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awuč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latu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l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ip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i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izej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e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nuel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lek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t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t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t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tr17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k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k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š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ad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nu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az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c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bed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b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ow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tskho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trni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s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še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powiš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ach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ach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wjese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or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ar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a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ozym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ozym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ž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a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a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k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jew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ezt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ob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tam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swěć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płać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móž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ža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ztej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žit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žit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rachn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ćah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róć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j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j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j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twje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trje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tpušć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tmolw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pši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šk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lek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ar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b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y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y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ěr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mě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mě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šćip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u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jek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ytn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yt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yt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ušć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š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š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nje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ńdź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kaz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zt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khwa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daw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a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os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o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ztrorbó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wje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wě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c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ch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hór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hłu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łó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ła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ła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je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i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aw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a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an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oš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o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je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im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mak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ma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mak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dźu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dź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oh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jet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ě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lět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lě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o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s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jedno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roma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or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i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i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anib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anib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anibi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ěł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akom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yrb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yrbj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z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ótk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lo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wil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zt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c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ch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ćah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eće⸗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eć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o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oj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o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e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es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ž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ž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niviti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niv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m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k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h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ri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otr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ěkaj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aj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h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ě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cht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ró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róž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a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aj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aret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are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aren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a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č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ik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ab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war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wa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šas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łóč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ha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hana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y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w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war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zt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jek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jek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jek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w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n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n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s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s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s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gi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z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łož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łow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up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h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hi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az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jet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jet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j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prjód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prěń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posl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lěp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ě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ě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bó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i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um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romadź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a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ij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pa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ob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či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cho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b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am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z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z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z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ž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ž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z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ó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óč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óč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zy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z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z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z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še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ko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aŕ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lič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lič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lič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j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j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j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h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tw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yn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źen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źenz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lě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ń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k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h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č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ć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č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atlič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łozć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zt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z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ni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ćen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ćan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ćan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ća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om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n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le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thatowyt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that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tath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huzalah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ći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t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stwo⸗łam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mmo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mmo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mmo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owěr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leleel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inan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ćeŕ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ćeŕ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će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č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č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ath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up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a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ak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z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w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ub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w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w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th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th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š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š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pa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h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z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zani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z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š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š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l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jeń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chow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z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v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t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s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s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s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p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nj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k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k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mech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zt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k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k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ćan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w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w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was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ja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bł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b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bł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ž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p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d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waw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u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o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o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jud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jep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jn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zl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zam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ych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r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r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p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p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p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n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o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o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len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l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z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j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bjuztp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u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o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os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i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oph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p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p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s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i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u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udo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o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ztaz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š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šćišć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r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r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ab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dź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r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perna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pernau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u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pha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ph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ke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rael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rael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rael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ra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aak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ziš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row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row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trowni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a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a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turej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šari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šario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eph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eph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joze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e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rim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nas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n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n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nan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han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zra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cht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cht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cht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us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zo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ajas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aj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šćerjowyš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ruzal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ric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pozta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i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ič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j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j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hnj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hnj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h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tw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red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n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j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łmoži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ir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ir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wěz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j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z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ó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jeb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ja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ni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ni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ć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t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t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t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z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a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awanje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a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aw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ćeh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l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lč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łb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ł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j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dle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o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a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a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a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p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ok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o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i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wo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w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ód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ó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ad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šč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nak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l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lž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ě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ě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aš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aš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oda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kzem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tman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tman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tma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chleŕ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jchle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brej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źe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wto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s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n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dr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m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mje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ło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dam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b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un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i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enezareth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ilej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daren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daren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o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gow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gowz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g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g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g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ěrš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š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š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ztomi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zrom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angel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angel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li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angel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noz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noch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mma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madam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eze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as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a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iakim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be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ow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wje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wjat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še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sać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ć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k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k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azy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uh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uh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h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je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je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je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jebjeńč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ě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ě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je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ěr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ěr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tk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tk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tk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š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sahnu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omn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om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j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h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h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h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hla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ćis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ći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lěž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lě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jaboł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jabo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dotew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za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šć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š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-vit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vito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vit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vit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v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pit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p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ń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lo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d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low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loró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erzt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wi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wi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wil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wil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w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k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zk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ć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u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šć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šć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eš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e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uz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oraz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c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š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s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s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sl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š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zt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p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m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m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m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m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le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le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k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k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hnj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s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ćm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ch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eće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-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a⸗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óž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ó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u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o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o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ěmjenjowpšeń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ěmje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ěmjenj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tz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žemu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ž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ž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ótk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ór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ój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t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t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t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a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y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az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az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d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za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leh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leh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fag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an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than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š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rz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r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ha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snič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trom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ar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imath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fachzad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m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š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os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inadab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fe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hil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di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ilen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ias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el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aron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⸗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293" meta:object-count="0"/>
    <meta:generator>LibreOffice/24.2.5.2$Linux_X86_64 LibreOffice_project/420$Build-2</meta:generator>
  </office:meta>
</office:document-meta>
</file>